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_20__28_user_29_">
      <style:text-properties style:font-name="Roboto"/>
    </style:style>
    <style:style style:name="P2" style:family="paragraph" style:parent-style-name="Standard_20__28_user_29_">
      <style:text-properties style:font-name="Roboto" style:text-underline-style="solid" style:text-underline-width="auto" style:text-underline-color="font-color"/>
    </style:style>
    <style:style style:name="P3" style:family="paragraph" style:parent-style-name="Standard_20__28_user_29_"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_20__28_user_29_">
      <style:text-properties style:font-name="Roboto" fo:font-style="italic" style:font-style-asian="italic" style:font-style-complex="italic"/>
    </style:style>
    <style:style style:name="P5" style:family="paragraph" style:parent-style-name="Standard_20__28_user_29_">
      <style:paragraph-properties fo:break-before="page"/>
    </style:style>
    <style:style style:name="P6" style:family="paragraph" style:parent-style-name="Standard_20__28_user_29_">
      <style:paragraph-properties fo:break-before="page"/>
      <style:text-properties style:font-name="Roboto"/>
    </style:style>
    <style:style style:name="P7" style:family="paragraph" style:parent-style-name="Standard_20__28_user_29_" style:master-page-name="Standard">
      <style:paragraph-properties style:page-number="auto"/>
    </style:style>
    <style:style style:name="T1" style:family="text">
      <style:text-properties style:font-name="Roboto"/>
    </style:style>
    <style:style style:name="T2" style:family="text">
      <style:text-properties style:font-name="Roboto" style:text-underline-style="solid" style:text-underline-width="auto" style:text-underline-color="font-color"/>
    </style:style>
    <style:style style:name="T3" style:family="text"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Roboto" fo:font-weight="bold" style:font-weight-asian="bold"/>
    </style:style>
    <style:style style:name="T5" style:family="text">
      <style:text-properties style:font-name="Roboto" fo:font-style="italic" style:font-style-asian="italic"/>
    </style:style>
    <style:style style:name="T6" style:family="text">
      <style:text-properties style:font-name="Roboto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File Format (.plux)</text:span></text:p>
      <text:p text:style-name="P3"/>
      <text:p text:style-name="Standard_20__28_user_29_"><text:span text:style-name="T1">A music line (1 bar per line) begins with a ‘|’. Empty bar lines are ignored. There are 8 notes in a bar irrespective of the beats.</text:span></text:p>
      <text:p text:style-name="P1"/>
      <text:p text:style-name="Standard_20__28_user_29_"><text:span text:style-name="T1">Bar line data is :</text:span></text:p>
      <text:p text:style-name="P1"/>
      <text:p text:style-name="Standard_20__28_user_29_"><text:span text:style-name="T1">1-5 <text:tab/><text:tab/>select string</text:span></text:p>
      <text:p text:style-name="Standard_20__28_user_29_"><text:span text:style-name="T1">a-z <text:tab/><text:tab/>set fretting and pluck that string this note</text:span></text:p>
      <text:p text:style-name="Standard_20__28_user_29_"><text:span text:style-name="T1">+ <text:s text:c="2"/><text:tab/><text:tab/>add hammer on 1 (multiple)</text:span></text:p>
      <text:p text:style-name="Standard_20__28_user_29_"><text:span text:style-name="T1">- <text:s text:c="2"/><text:tab/><text:tab/>sub pull off 1 (multiple)</text:span></text:p>
      <text:p text:style-name="Standard_20__28_user_29_"><text:span text:style-name="T1">/ <text:s text:c="2"/><text:tab/><text:tab/>slide 1 (multiple)</text:span></text:p>
      <text:p text:style-name="Standard_20__28_user_29_"><text:span text:style-name="T1">. <text:tab/><text:tab/>go to next note.</text:span></text:p>
      <text:p text:style-name="Standard_20__28_user_29_"><text:span text:style-name="T1">(Chord)<text:tab/>set display chord</text:span></text:p>
      <text:p text:style-name="P1"/>
      <text:p text:style-name="Standard_20__28_user_29_"><text:span text:style-name="T1">The + - / modifiers mean the fretting specifies the END position not the start position. So if you have slide 1-3 that would be 3// </text:span><text:span text:style-name="T4">not 1//</text:span></text:p>
      <text:p text:style-name="P1"><text:bookmark text:name="_GoBack"/></text:p>
      <text:p text:style-name="Standard_20__28_user_29_"><text:span text:style-name="T1">An information list begins with a ‘.’ and has the format .&lt;name&gt; := &lt;value&gt; (no spaces)</text:span></text:p>
      <text:p text:style-name="P1"/>
      <text:p text:style-name="Standard_20__28_user_29_"><text:span text:style-name="T1">Supported information items are : (default values in brackets)</text:span></text:p>
      <text:p text:style-name="P1"/>
      <text:p text:style-name="Standard_20__28_user_29_"><text:span text:style-name="T1">beats <text:tab/><text:tab/>default beats per bar (4)</text:span></text:p>
      <text:p text:style-name="Standard_20__28_user_29_"><text:span text:style-name="T1">tempo <text:tab/>default beats per minute play speed (80)</text:span></text:p>
      <text:p text:style-name="Standard_20__28_user_29_"><text:span text:style-name="T1">step <text:tab/><text:tab/>amount tempo increases every play when on speed-up (4)</text:span></text:p>
      <text:p text:style-name="Standard_20__28_user_29_"><text:span text:style-name="T1">tuning <text:tab/>current tuning. Supports gcgcd and (gdgbd)</text:span></text:p>
      <text:p text:style-name="P1"/>
      <text:p text:style-name="Standard_20__28_user_29_"><text:span text:style-name="T1">others are ignored.</text:span></text:p>
      <text:p text:style-name="P1"/>
      <text:p text:style-name="Standard_20__28_user_29_"><text:span text:style-name="T1">Lines beginning with // are comments and ignored.</text:span></text:p>
      <text:p text:style-name="P1"/>
      <text:p text:style-name="P3"/>
      <text:p text:style-name="P5"><text:span text:style-name="T3">Clawhammer Format (number 1) (.banjo)</text:span></text:p>
      <text:p text:style-name="P3"/>
      <text:p text:style-name="Standard_20__28_user_29_"><text:span text:style-name="T1">Always 8 notes in a bar.</text:span></text:p>
      <text:p text:style-name="P1"/>
      <text:p text:style-name="P1"/>
      <text:p text:style-name="Standard_20__28_user_29_"><text:span text:style-name="T1">&lt;xxx&gt;&lt;frets&gt;&lt;modifier&gt;<text:tab/><text:tab/>Play those given notes. If any fretting overrides the </text:span></text:p>
      <text:p text:style-name="Standard_20__28_user_29_"><text:span text:style-name="T1"><text:tab/><text:tab/><text:tab/><text:tab/><text:tab/>current fretting then the fretting is cleared.</text:span></text:p>
      <text:p text:style-name="Standard_20__28_user_29_"><text:span text:style-name="T1"><text:tab/><text:tab/><text:tab/><text:tab/><text:tab/>Advance 2 positions.</text:span></text:p>
      <text:p text:style-name="P1"/>
      <text:p text:style-name="Standard_20__28_user_29_"><text:span text:style-name="T1">&amp;<text:tab/><text:tab/><text:tab/><text:tab/><text:tab/>Advance 2 positions</text:span></text:p>
      <text:p text:style-name="P1"/>
      <text:p text:style-name="Standard_20__28_user_29_"><text:span text:style-name="T1">(name)<text:tab/><text:tab/><text:tab/><text:tab/>Set the display chord</text:span></text:p>
      <text:p text:style-name="P1"/>
      <text:p text:style-name="Standard_20__28_user_29_"><text:span text:style-name="T1">! <text:tab/><text:tab/><text:tab/><text:tab/><text:tab/>Play the brush on the count set by the “brush” parameter.</text:span></text:p>
      <text:p text:style-name="Standard_20__28_user_29_"><text:span text:style-name="T1"><text:tab/><text:tab/><text:tab/><text:tab/><text:tab/>(default 3). Advance 2 positions.</text:span></text:p>
      <text:p text:style-name="P1"/>
      <text:p text:style-name="Standard_20__28_user_29_"><text:span text:style-name="T1">. <text:tab/><text:tab/><text:tab/><text:tab/><text:tab/>Play string 5 fret 0 (irrespective) on the </text:span><text:span text:style-name="T5">previous</text:span><text:span text:style-name="T1"> note.</text:span></text:p>
      <text:p text:style-name="P1"/>
      <text:p text:style-name="Standard_20__28_user_29_"><text:span text:style-name="T1">-<text:tab/><text:tab/><text:tab/><text:tab/><text:tab/>Back one note position.</text:span></text:p>
      <text:p text:style-name="P1"/>
      <text:p text:style-name="Standard_20__28_user_29_"><text:span text:style-name="T2">Applies to all formats</text:span></text:p>
      <text:p text:style-name="P2"/>
      <text:p text:style-name="Standard_20__28_user_29_"><text:span text:style-name="T1">{id}<text:tab/><text:tab/><text:tab/><text:tab/><text:tab/>Macro expansion. Each line before processing for bars</text:span></text:p>
      <text:p text:style-name="Standard_20__28_user_29_"><text:span text:style-name="T1"><text:tab/><text:tab/><text:tab/><text:tab/><text:tab/>is repeatedly scanned for {xxxx} and substitutes for equate</text:span></text:p>
      <text:p text:style-name="Standard_20__28_user_29_"><text:span text:style-name="T1"><text:tab/><text:tab/><text:tab/><text:tab/><text:tab/>xxxx in the line, without the curly brackets.</text:span></text:p>
      <text:p text:style-name="P1"/>
      <text:p text:style-name="Standard_20__28_user_29_"><text:span text:style-name="T1">##<text:tab/><text:tab/><text:tab/><text:tab/><text:tab/>Comment, anything following this is ignored.</text:span></text:p>
      <text:p text:style-name="P1"/>
      <text:p text:style-name="Standard_20__28_user_29_"><text:span text:style-name="T1">| <text:tab/><text:tab/><text:tab/><text:tab/><text:tab/>Bar seperator.</text:span></text:p>
      <text:p text:style-name="P1"/>
      <text:p text:style-name="Standard_20__28_user_29_"><text:span text:style-name="T1">Fretting values are 0-9 t:10 e:11 w:12 h:13 u:14 f:15 s:16</text:span></text:p>
      <text:p text:style-name="P1"/>
      <text:p text:style-name="P1"/>
      <text:p text:style-name="P5"><text:span text:style-name="T3">Different Display Usage</text:span></text:p>
      <text:p text:style-name="P3"/>
      <text:p text:style-name="Standard_20__28_user_29_"><text:span text:style-name="T1">Minimising the interface for different displays.</text:span></text:p>
      <text:p text:style-name="P1"/>
      <text:p text:style-name="Standard_20__28_user_29_"><text:span text:style-name="T6">float Interface(command as integer,bar ref as bar,dispInfo ref as dispInfo,params as IFParams)</text:span></text:p>
      <text:p text:style-name="P4"/>
      <text:p text:style-name="Standard_20__28_user_29_"><text:span text:style-name="T2">Initialise</text:span></text:p>
      <text:p text:style-name="Standard_20__28_user_29_"><text:span text:style-name="T1">Load Resources for the display.</text:span></text:p>
      <text:p text:style-name="P1"/>
      <text:p text:style-name="Standard_20__28_user_29_"><text:span text:style-name="T2">Create</text:span></text:p>
      <text:p text:style-name="Standard_20__28_user_29_"><text:span text:style-name="T1">(param 1 : bars in tune)</text:span></text:p>
      <text:p text:style-name="P1"/>
      <text:p text:style-name="Standard_20__28_user_29_"><text:span text:style-name="T1">Draw background, set up for specific tune (if full page tab display sizes for example)</text:span></text:p>
      <text:p text:style-name="Standard_20__28_user_29_"><text:span text:style-name="T1">Create empty display information records for each bar which are all non-displayed</text:span></text:p>
      <text:p text:style-name="P1"/>
      <text:p text:style-name="Standard_20__28_user_29_"><text:span text:style-name="T2">Destroy</text:span></text:p>
      <text:p text:style-name="P1"/>
      <text:p text:style-name="Standard_20__28_user_29_"><text:span text:style-name="T1">Remove background</text:span></text:p>
      <text:p text:style-name="Standard_20__28_user_29_"><text:span text:style-name="T1">(Hide all display resources is done by the caller)</text:span></text:p>
      <text:p text:style-name="P1"/>
      <text:p text:style-name="Standard_20__28_user_29_"><text:span text:style-name="T2">Visible</text:span></text:p>
      <text:p text:style-name="Standard_20__28_user_29_"><text:span text:style-name="T1">(bar,param 1 : position in music in bars float)</text:span></text:p>
      <text:p text:style-name="P1"/>
      <text:p text:style-name="Standard_20__28_user_29_"><text:span text:style-name="T1">Returns non-zero if the given bar is partially displayed at that music position.</text:span></text:p>
      <text:p text:style-name="P1"/>
      <text:p text:style-name="Standard_20__28_user_29_"><text:span text:style-name="T2">Show</text:span></text:p>
      <text:p text:style-name="Standard_20__28_user_29_"><text:span text:style-name="T1">(bar,param 1 : position in music in bars float)</text:span></text:p>
      <text:p text:style-name="P1"/>
      <text:p text:style-name="Standard_20__28_user_29_"><text:span text:style-name="T1">Move the bar at a given position, creating if necessary, modifying if necessary.</text:span></text:p>
      <text:p text:style-name="P1"/>
      <text:p text:style-name="Standard_20__28_user_29_"><text:span text:style-name="T2">Hide</text:span></text:p>
      <text:p text:style-name="Standard_20__28_user_29_"><text:span text:style-name="T1">if drawn , Free up all the bars display resources.</text:span></text:p>
      <text:p text:style-name="P1"/>
      <text:p text:style-name="P1"/>
      <text:p text:style-name="P6"/>
      <text:p text:style-name="Standard_20__28_user_29_"><text:span text:style-name="T2">ID allocation (10000 onwards)</text:span></text:p>
      <text:p text:style-name="P1"/>
      <text:p text:style-name="Standard_20__28_user_29_"><text:span text:style-name="T1">+0...+19<text:tab/>Note#1<text:tab/><text:tab/><text:tab/>0..4 note specific 5x3 for each displayed note.</text:span></text:p>
      <text:p text:style-name="Standard_20__28_user_29_"><text:span text:style-name="T1">+20..+39<text:tab/>Note#2</text:span></text:p>
      <text:p text:style-name="Standard_20__28_user_29_"><text:span text:style-name="T1">+40..+59<text:tab/>Note#3</text:span></text:p>
      <text:p text:style-name="Standard_20__28_user_29_"><text:span text:style-name="T1">+140..+159<text:tab/>Note#8</text:span></text:p>
      <text:p text:style-name="Standard_20__28_user_29_"><text:span text:style-name="T1">+160..+199<text:tab/>Reserved <text:tab/><text:tab/><text:tab/>Allocated for general use.</text:span></text:p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dc:creator>Paul Robson</dc:creator>
    <meta:editing-cycles>5</meta:editing-cycles>
    <meta:creation-date>2019-03-18T13:08:00</meta:creation-date>
    <dc:date>2019-03-18T14:10:00</dc:date>
    <meta:editing-duration>PT4M</meta:editing-duration>
    <meta:generator>LibreOffice/6.2.2.2$Linux_X86_64 LibreOffice_project/20$Build-2</meta:generator>
    <meta:document-statistic meta:table-count="0" meta:image-count="0" meta:object-count="0" meta:page-count="4" meta:paragraph-count="63" meta:word-count="447" meta:character-count="2696" meta:non-whitespace-character-count="22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